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normal" fo:font-family="'Courier New'" style:font-family-asian="'Courier New'" style:font-family-complex="'Courier New'"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normal" fo:font-family="'Courier New'" style:font-family-asian="'Courier New'" style:font-family-complex="'Courier New'"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Courier New'" style:font-family-asian="'Courier New'" style:font-family-complex="'Courier New'"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Courier New'" style:font-family-asian="'Courier New'" style:font-family-complex="'Courier New'"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Courier New'" style:font-family-asian="'Courier New'" style:font-family-complex="'Courier New'"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Courier New'" style:font-family-asian="'Courier New'" style:font-family-complex="'Courier New'"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Courier New'" style:font-family-asian="'Courier New'" style:font-family-complex="'Courier New'"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Courier New'" style:font-family-asian="'Courier New'" style:font-family-complex="'Courier New'"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Courier New'" style:font-family-asian="'Courier New'" style:font-family-complex="'Courier New'"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Courier New'" style:font-family-asian="'Courier New'" style:font-family-complex="'Courier New'"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Courier New'" style:font-family-asian="'Courier New'" style:font-family-complex="'Courier New'"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normal" fo:font-family="'Courier New'" style:font-family-asian="'Courier New'" style:font-family-complex="'Courier New'"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Courier New'" style:font-family-asian="'Courier New'" style:font-family-complex="'Courier New'"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normal" fo:font-family="'Courier New'" style:font-family-asian="'Courier New'" style:font-family-complex="'Courier New'"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Courier New'" style:font-family-asian="'Courier New'" style:font-family-complex="'Courier New'"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Courier New'" style:font-family-asian="'Courier New'" style:font-family-complex="'Courier New'"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Courier New'" style:font-family-asian="'Courier New'" style:font-family-complex="'Courier New'"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normal" fo:font-family="'Courier New'" style:font-family-asian="'Courier New'" style:font-family-complex="'Courier New'"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Courier New'" style:font-family-asian="'Courier New'" style:font-family-complex="'Courier New'"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Courier New'" style:font-family-asian="'Courier New'" style:font-family-complex="'Courier New'"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Courier New'" style:font-family-asian="'Courier New'" style:font-family-complex="'Courier New'"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Courier New'" style:font-family-asian="'Courier New'" style:font-family-complex="'Courier New'"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Courier New'" style:font-family-asian="'Courier New'" style:font-family-complex="'Courier New'"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Courier New'" style:font-family-asian="'Courier New'" style:font-family-complex="'Courier New'"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5.00pt" fo:font-weight="normal" fo:font-family="'Courier New'" style:font-family-asian="'Courier New'" style:font-family-complex="'Courier New'"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Courier New'" style:font-family-asian="'Courier New'" style:font-family-complex="'Courier New'"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fo:font-family="'Courier New'" style:font-family-asian="'Courier New'" style:font-family-complex="'Courier New'"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normal" fo:font-family="'Courier New'" style:font-family-asian="'Courier New'" style:font-family-complex="'Courier New'"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fo:font-family="'Courier New'" style:font-family-asian="'Courier New'" style:font-family-complex="'Courier New'"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normal" fo:font-family="'Courier New'" style:font-family-asian="'Courier New'" style:font-family-complex="'Courier New'"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fo:font-family="'Courier New'" style:font-family-asian="'Courier New'" style:font-family-complex="'Courier New'"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Courier New'" style:font-family-asian="'Courier New'" style:font-family-complex="'Courier New'" fo:background-color="transparent" style:use-window-font-color="true"/>
    </style:style>
    <style:style style:name="T74" style:family="text">
      <style:text-properties fo:font-size="9.00pt" fo:font-weight="normal" fo:font-family="'Courier New'" style:font-family-asian="'Courier New'" style:font-family-complex="'Courier New'"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normal" fo:font-family="'Courier New'" style:font-family-asian="'Courier New'" style:font-family-complex="'Courier New'"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normal" fo:font-family="'Courier New'" style:font-family-asian="'Courier New'" style:font-family-complex="'Courier New'"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0.00pt" fo:font-weight="normal" fo:font-family="'Courier New'" style:font-family-asian="'Courier New'" style:font-family-complex="'Courier New'"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normal" fo:font-family="'Courier New'" style:font-family-asian="'Courier New'" style:font-family-complex="'Courier New'"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Courier New'" style:font-family-asian="'Courier New'" style:font-family-complex="'Courier New'"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normal" fo:font-family="'Courier New'" style:font-family-asian="'Courier New'" style:font-family-complex="'Courier New'"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9.00pt" fo:font-weight="normal" fo:font-family="'Courier New'" style:font-family-asian="'Courier New'" style:font-family-complex="'Courier New'"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6.00pt" fo:font-weight="normal" fo:font-family="'Courier New'" style:font-family-asian="'Courier New'" style:font-family-complex="'Courier New'" fo:background-color="transparent" style:use-window-font-color="true"/>
    </style:style>
    <style:style style:name="T91" style:family="text">
      <style:text-properties fo:font-size="10.00pt" fo:font-weight="normal" fo:font-family="'Courier New'" style:font-family-asian="'Courier New'" style:font-family-complex="'Courier New'"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9.00pt" fo:font-weight="normal" fo:font-family="'Courier New'" style:font-family-asian="'Courier New'" style:font-family-complex="'Courier New'" fo:background-color="transparent" style:use-window-font-color="true"/>
    </style:style>
    <style:style style:name="T94" style:family="text">
      <style:text-properties fo:font-size="10.00pt" fo:font-weight="normal" fo:font-family="'Courier New'" style:font-family-asian="'Courier New'" style:font-family-complex="'Courier New'"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9.00pt" fo:font-weight="normal" fo:font-family="'Courier New'" style:font-family-asian="'Courier New'" style:font-family-complex="'Courier New'" fo:background-color="transparent" style:use-window-font-color="true"/>
    </style:style>
    <style:style style:name="T97" style:family="text">
      <style:text-properties fo:font-size="10.00pt" fo:font-weight="normal" fo:font-family="'Courier New'" style:font-family-asian="'Courier New'" style:font-family-complex="'Courier New'"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9.00pt" fo:font-weight="bold" fo:font-family="'Courier New'" style:font-family-asian="'Courier New'" style:font-family-complex="'Courier New'"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9.00pt" fo:font-weight="bold" fo:font-family="'Courier New'" style:font-family-asian="'Courier New'" style:font-family-complex="'Courier New'"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bold" fo:font-family="'Courier New'" style:font-family-asian="'Courier New'" style:font-family-complex="'Courier New'" fo:background-color="transparent" style:use-window-font-color="true"/>
    </style:style>
    <style:style style:name="T104" style:family="text">
      <style:text-properties fo:font-size="10.00pt" fo:font-weight="normal" fo:font-family="'Courier New'" style:font-family-asian="'Courier New'" style:font-family-complex="'Courier New'"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Courier New'" style:font-family-asian="'Courier New'" style:font-family-complex="'Courier New'"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Courier New'" style:font-family-asian="'Courier New'" style:font-family-complex="'Courier New'" fo:background-color="transparent" style:use-window-font-color="true"/>
    </style:style>
    <style:style style:name="T109" style:family="text">
      <style:text-properties fo:font-size="8.00pt" fo:font-weight="bold" fo:font-family="'Courier New'" style:font-family-asian="'Courier New'" style:font-family-complex="'Courier New'"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Courier New'" style:font-family-asian="'Courier New'" style:font-family-complex="'Courier New'" fo:background-color="transparent" style:use-window-font-color="true"/>
    </style:style>
    <style:style style:name="T112" style:family="text">
      <style:text-properties fo:font-size="10.00pt" fo:font-weight="bold" fo:font-family="'Courier New'" style:font-family-asian="'Courier New'" style:font-family-complex="'Courier New'"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2" style:family="paragraph">
      <style:paragraph-properties fo:line-height="100.00%" fo:text-align="left" fo:margin-left="45.80pt" fo:text-indent="0.00pt">
        <style:tab-stops>
          <style:tab-stop style:position="0.00pt"/>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s>
      </style:paragraph-properties>
    </style:style>
    <style:style style:name="P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 style:family="paragraph">
      <style:paragraph-properties fo:line-height="100.00%" fo:text-align="left" fo:margin-left="45.80pt" fo:text-indent="0.00pt">
        <style:tab-stops>
          <style:tab-stop style:position="0.00pt"/>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s>
      </style:paragraph-properties>
    </style:style>
    <style:style style:name="P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 style:family="paragraph">
      <style:paragraph-properties fo:line-height="100.00%" fo:text-align="left" fo:margin-left="45.80pt" fo:text-indent="0.00pt">
        <style:tab-stops>
          <style:tab-stop style:position="0.00pt"/>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s>
      </style:paragraph-properties>
    </style:style>
    <style:style style:name="P7"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8" style:family="paragraph">
      <style:paragraph-properties fo:line-height="100.00%" fo:text-align="left" fo:margin-left="36.00pt" fo:text-indent="0.00pt">
        <style:tab-stops>
          <style:tab-stop style:position="9.80pt"/>
          <style:tab-stop style:position="55.60pt"/>
          <style:tab-stop style:position="101.40pt"/>
          <style:tab-stop style:position="147.20pt"/>
          <style:tab-stop style:position="193.00pt"/>
          <style:tab-stop style:position="238.80pt"/>
          <style:tab-stop style:position="284.60pt"/>
          <style:tab-stop style:position="330.40pt"/>
          <style:tab-stop style:position="376.20pt"/>
          <style:tab-stop style:position="422.00pt"/>
          <style:tab-stop style:position="467.80pt"/>
          <style:tab-stop style:position="513.60pt"/>
          <style:tab-stop style:position="559.40pt"/>
          <style:tab-stop style:position="605.20pt"/>
          <style:tab-stop style:position="651.00pt"/>
          <style:tab-stop style:position="696.80pt"/>
        </style:tab-stops>
      </style:paragraph-properties>
    </style:style>
    <style:style style:name="P9"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0" style:family="paragraph">
      <style:paragraph-properties fo:line-height="100.00%" fo:text-align="left" fo:margin-left="36.00pt" fo:text-indent="0.00pt">
        <style:tab-stops>
          <style:tab-stop style:position="9.80pt"/>
          <style:tab-stop style:position="55.60pt"/>
          <style:tab-stop style:position="101.40pt"/>
          <style:tab-stop style:position="147.20pt"/>
          <style:tab-stop style:position="193.00pt"/>
          <style:tab-stop style:position="238.80pt"/>
          <style:tab-stop style:position="284.60pt"/>
          <style:tab-stop style:position="330.40pt"/>
          <style:tab-stop style:position="376.20pt"/>
          <style:tab-stop style:position="422.00pt"/>
          <style:tab-stop style:position="467.80pt"/>
          <style:tab-stop style:position="513.60pt"/>
          <style:tab-stop style:position="559.40pt"/>
          <style:tab-stop style:position="605.20pt"/>
          <style:tab-stop style:position="651.00pt"/>
          <style:tab-stop style:position="696.80pt"/>
        </style:tab-stops>
      </style:paragraph-properties>
    </style:style>
    <style:style style:name="P1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2" style:family="paragraph">
      <style:paragraph-properties fo:line-height="100.00%" fo:text-align="left" fo:margin-left="45.80pt" fo:text-indent="0.00pt">
        <style:tab-stops>
          <style:tab-stop style:position="0.00pt"/>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s>
      </style:paragraph-properties>
    </style:style>
    <style:style style:name="P1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 style:family="paragraph">
      <style:paragraph-properties fo:line-height="100.00%" fo:text-align="left" fo:margin-left="36.00pt" fo:text-indent="0.00pt">
        <style:tab-stops>
          <style:tab-stop style:position="9.80pt"/>
          <style:tab-stop style:position="55.60pt"/>
          <style:tab-stop style:position="101.40pt"/>
          <style:tab-stop style:position="147.20pt"/>
          <style:tab-stop style:position="193.00pt"/>
          <style:tab-stop style:position="238.80pt"/>
          <style:tab-stop style:position="284.60pt"/>
          <style:tab-stop style:position="330.40pt"/>
          <style:tab-stop style:position="376.20pt"/>
          <style:tab-stop style:position="422.00pt"/>
          <style:tab-stop style:position="467.80pt"/>
          <style:tab-stop style:position="513.60pt"/>
          <style:tab-stop style:position="559.40pt"/>
          <style:tab-stop style:position="605.20pt"/>
          <style:tab-stop style:position="651.00pt"/>
          <style:tab-stop style:position="696.80pt"/>
        </style:tab-stops>
      </style:paragraph-properties>
    </style:style>
    <style:style style:name="P1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6" style:family="paragraph">
      <style:paragraph-properties fo:line-height="100.00%" fo:text-align="left" fo:margin-left="45.80pt" fo:text-indent="0.00pt">
        <style:tab-stops>
          <style:tab-stop style:position="0.00pt"/>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s>
      </style:paragraph-properties>
    </style:style>
    <style:style style:name="P17"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8" style:family="paragraph">
      <style:paragraph-properties fo:line-height="100.00%" fo:text-align="left" fo:margin-left="36.00pt" fo:text-indent="0.00pt">
        <style:tab-stops>
          <style:tab-stop style:position="9.80pt"/>
          <style:tab-stop style:position="55.60pt"/>
          <style:tab-stop style:position="101.40pt"/>
          <style:tab-stop style:position="147.20pt"/>
          <style:tab-stop style:position="193.00pt"/>
          <style:tab-stop style:position="238.80pt"/>
          <style:tab-stop style:position="284.60pt"/>
          <style:tab-stop style:position="330.40pt"/>
          <style:tab-stop style:position="376.20pt"/>
          <style:tab-stop style:position="422.00pt"/>
          <style:tab-stop style:position="467.80pt"/>
          <style:tab-stop style:position="513.60pt"/>
          <style:tab-stop style:position="559.40pt"/>
          <style:tab-stop style:position="605.20pt"/>
          <style:tab-stop style:position="651.00pt"/>
          <style:tab-stop style:position="696.80pt"/>
        </style:tab-stops>
      </style:paragraph-properties>
    </style:style>
    <style:style style:name="P19"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20" style:family="paragraph">
      <style:paragraph-properties fo:line-height="115.00%" fo:text-align="left" fo:margin-bottom="10.00pt"/>
    </style:style>
  </office:automatic-styles>
  <office:body>
    <office:text>
      <text:p text:style-name="P1"><text:span text:style-name="T1">Data Scientist Role Play: Profiling and Analyzing the Yelp Dataset Coursera Worksheet</text:span></text:p>
      <text:p text:style-name="P1"><text:span text:style-name="T2"/></text:p>
      <text:p text:style-name="P1"><text:span text:style-name="T3">This is a 2-part assignment. In the first part, you are asked a series of questions that will help you profile and understand the data just like a data scientist would. For this first part of the assignment, you will be assessed both on the correctness of your findings, as well as the code you used to arrive at your answer. You will be graded on how easy your code is to read, so remember to use proper formatting and comments where necessary.</text:span></text:p>
      <text:p text:style-name="P1"><text:span text:style-name="T4"/></text:p>
      <text:p text:style-name="P1"><text:span text:style-name="T5">In the second part of the assignment, you are asked to come up with your own inferences and analysis of the data for a particular research question you want to answer. You will be required to prepare the dataset for the analysis you choose to do. As with the first part, you will be graded, in part, on how easy your code is to read, so use proper formatting and comments to illustrate and communicate your intent as required.</text:span></text:p>
      <text:p text:style-name="P1"><text:span text:style-name="T6"/></text:p>
      <text:p text:style-name="P1"><text:span text:style-name="T7">For both parts of this assignment, use this "worksheet." It provides all the questions you are being asked, and your job will be to transfer your answers and SQL coding where indicated into this worksheet so that your peers can review your work. You should be able to use any Text Editor (Windows Notepad, Apple TextEdit, Notepad ++, Sublime Text, etc.) to copy and paste your answers. If you are going to use Word or some other page layout application, just be careful to make sure your answers and code are lined appropriately.</text:span></text:p>
      <text:p text:style-name="P1"><text:span text:style-name="T7">In this case, you may want to save as a PDF to ensure your formatting remains intact for you reviewer.</text:span></text:p>
      <text:p text:style-name="P1"><text:span text:style-name="T8"/></text:p>
      <text:p text:style-name="P1"><text:span text:style-name="T8"/></text:p>
      <text:p text:style-name="P1"><text:span text:style-name="T8"/></text:p>
      <text:p text:style-name="P1"><text:span text:style-name="T9">Part 1: Yelp Dataset Profiling and Understanding</text:span></text:p>
      <text:p text:style-name="P1"><text:span text:style-name="T10"/></text:p>
      <text:p text:style-name="P1"><text:span text:style-name="T11">1. Profile the data by finding the total number of records for each of the tables below:</text:span></text:p>
      <text:p text:style-name="P1"><text:span text:style-name="T11"><text:tab/></text:span></text:p>
      <text:p text:style-name="P1"><text:span text:style-name="T11">i. Attribute table = 10000</text:span></text:p>
      <text:p text:style-name="P1"><text:span text:style-name="T11">ii. Business table = 10000</text:span></text:p>
      <text:p text:style-name="P1"><text:span text:style-name="T11">iii. Category table = 10000</text:span></text:p>
      <text:p text:style-name="P1"><text:span text:style-name="T11">iv. Checkin table = 10000</text:span></text:p>
      <text:p text:style-name="P1"><text:span text:style-name="T11">v. elite_years table = 10000</text:span></text:p>
      <text:p text:style-name="P1"><text:span text:style-name="T11">vi. friend table = 10000</text:span></text:p>
      <text:p text:style-name="P1"><text:span text:style-name="T11">vii. hours table = 10000</text:span></text:p>
      <text:p text:style-name="P1"><text:span text:style-name="T11">viii. photo table = 10000</text:span></text:p>
      <text:p text:style-name="P1"><text:span text:style-name="T11">ix. review table = 10000</text:span></text:p>
      <text:p text:style-name="P1"><text:span text:style-name="T11">x. tip table = 10000</text:span></text:p>
      <text:p text:style-name="P1"><text:span text:style-name="T11">xi. user table = 10000</text:span></text:p>
      <text:p text:style-name="P1"><text:span text:style-name="T11"><text:tab/></text:span></text:p>
      <text:p text:style-name="P1"><text:span text:style-name="T12"/></text:p>
      <text:p text:style-name="P1"><text:span text:style-name="T12"/></text:p>
      <text:p text:style-name="P1"><text:span text:style-name="T13">2. Find the total distinct records by either the foreign key or primary key for each table. If two foreign keys are listed in the table, please specify which foreign key.</text:span></text:p>
      <text:p text:style-name="P1"><text:span text:style-name="T14"/></text:p>
      <text:p text:style-name="P1"><text:span text:style-name="T15">i. Business = 10000</text:span></text:p>
      <text:p text:style-name="P1"><text:span text:style-name="T15">ii. Hours = 1562</text:span></text:p>
      <text:p text:style-name="P1"><text:span text:style-name="T15">iii. Category = 2643</text:span></text:p>
      <text:p text:style-name="P1"><text:span text:style-name="T15">iv. Attribute = 1115</text:span></text:p>
      <text:p text:style-name="P1"><text:span text:style-name="T15">v. Review = id : 10000, business_id : 8090, user_id = 9581</text:span></text:p>
      <text:p text:style-name="P1"><text:span text:style-name="T15">vi. Checkin = business_id: 493</text:span></text:p>
      <text:p text:style-name="P1"><text:span text:style-name="T15">vii. Photo = business_id: 6493, id = 10000</text:span></text:p>
      <text:p text:style-name="P1"><text:span text:style-name="T15">viii. Tip = business_id : 39797, user_id = 537</text:span></text:p>
      <text:p text:style-name="P1"><text:span text:style-name="T15">ix. User = id: 10000</text:span></text:p>
      <text:p text:style-name="P1"><text:span text:style-name="T15">x. Friend = user_id : 11</text:span></text:p>
      <text:p text:style-name="P1"><text:span text:style-name="T15">xi. Elite_years = user_id : 2780</text:span></text:p>
      <text:p text:style-name="P1"><text:span text:style-name="T16"/></text:p>
      <text:p text:style-name="P1"><text:span text:style-name="T17">Note: Primary Keys are denoted in the ER-Diagram with a yellow key icon.<text:tab/></text:span><text:span text:style-name="T18"/></text:p>
      <text:p text:style-name="P1"><text:span text:style-name="T18"/></text:p>
      <text:p text:style-name="P1"><text:span text:style-name="T19">3. Are there any columns with null values in the Users table? Indicate "yes," or "no."</text:span></text:p>
      <text:p text:style-name="P1"><text:span text:style-name="T20"/></text:p>
      <text:p text:style-name="P1"><text:span text:style-name="T21"><text:tab/>Answer: No</text:span></text:p>
      <text:p text:style-name="P1"><text:span text:style-name="T21"><text:tab/></text:span></text:p>
      <text:p text:style-name="P1"><text:span text:style-name="T21"><text:tab/></text:span></text:p>
      <text:p text:style-name="P1"><text:span text:style-name="T21"><text:tab/>SQL code used to arrive at answer: </text:span></text:p>
      <text:p text:style-name="P1"><text:span text:style-name="T22"/></text:p>
      <text:p text:style-name="P1"><text:span text:style-name="T23"><text:tab/>SELECT CASE</text:span></text:p>
      <text:p text:style-name="P1"><text:span text:style-name="T23"><text:s text:c="11"/>WHEN COUNT(*) &gt; 0 THEN 'yes'</text:span></text:p>
      <text:p text:style-name="P1"><text:span text:style-name="T23"><text:s text:c="11"/>ELSE 'no'</text:span></text:p>
      <text:p text:style-name="P1"><text:span text:style-name="T23"><text:s text:c="7"/>END AS HasNullValues</text:span></text:p>
      <text:p text:style-name="P1"><text:span text:style-name="T23">FROM Users</text:span></text:p>
      <text:p text:style-name="P1"><text:span text:style-name="T23">WHERE </text:span></text:p>
      <text:p text:style-name="P1"><text:span text:style-name="T23"><text:s text:c="4"/>id IS NULL OR</text:span></text:p>
      <text:p text:style-name="P1"><text:span text:style-name="T23"><text:s text:c="4"/>name IS NULL OR</text:span></text:p>
      <text:p text:style-name="P1"><text:span text:style-name="T23"><text:s text:c="4"/>review_count IS NULL OR</text:span></text:p>
      <text:p text:style-name="P1"><text:span text:style-name="T23"><text:s text:c="4"/>yelping_since IS NULL OR</text:span></text:p>
      <text:p text:style-name="P1"><text:span text:style-name="T23"><text:s text:c="4"/>useful IS NULL OR</text:span></text:p>
      <text:p text:style-name="P1"><text:span text:style-name="T23"><text:s text:c="4"/>funny IS NULL OR</text:span></text:p>
      <text:p text:style-name="P1"><text:span text:style-name="T23"><text:s text:c="4"/>cool IS NULL OR</text:span></text:p>
      <text:p text:style-name="P1"><text:span text:style-name="T23"><text:s text:c="4"/>fans IS NULL OR</text:span></text:p>
      <text:p text:style-name="P1"><text:span text:style-name="T23"><text:s text:c="4"/>average_stars IS NULL OR</text:span></text:p>
      <text:p text:style-name="P1"><text:span text:style-name="T23"><text:s text:c="4"/>compliment_hot IS NULL OR</text:span></text:p>
      <text:p text:style-name="P1"><text:span text:style-name="T23"><text:s text:c="4"/>compliment_more IS NULL OR</text:span></text:p>
      <text:p text:style-name="P1"><text:span text:style-name="T23"><text:s text:c="4"/>compliment_profile IS NULL OR</text:span></text:p>
      <text:p text:style-name="P1"><text:span text:style-name="T23"><text:s text:c="4"/>compliment_cute IS NULL OR</text:span></text:p>
      <text:p text:style-name="P1"><text:span text:style-name="T23"><text:s text:c="4"/>compliment_list IS NULL OR</text:span></text:p>
      <text:p text:style-name="P1"><text:span text:style-name="T23"><text:s text:c="4"/>compliment_note IS NULL OR</text:span></text:p>
      <text:p text:style-name="P1"><text:span text:style-name="T23"><text:s text:c="4"/>compliment_plain IS NULL OR</text:span></text:p>
      <text:p text:style-name="P1"><text:span text:style-name="T23"><text:s text:c="4"/>compliment_cool IS NULL OR</text:span></text:p>
      <text:p text:style-name="P1"><text:span text:style-name="T23"><text:s text:c="4"/>compliment_funny IS NULL OR</text:span></text:p>
      <text:p text:style-name="P1"><text:span text:style-name="T23"><text:s text:c="4"/>compliment_writer IS NULL OR</text:span></text:p>
      <text:p text:style-name="P1"><text:span text:style-name="T23"><text:s text:c="4"/>compliment_photos IS NULL;</text:span></text:p>
      <text:p text:style-name="P1"><text:span text:style-name="T23"><text:tab/></text:span></text:p>
      <text:p text:style-name="P1"><text:span text:style-name="T23"><text:tab/></text:span></text:p>
      <text:p text:style-name="P1"><text:span text:style-name="T24"/></text:p>
      <text:p text:style-name="P1"><text:span text:style-name="T25"><text:tab/></text:span></text:p>
      <text:p text:style-name="P1"><text:span text:style-name="T25">4. For each table and column listed below, display the smallest (minimum), largest (maximum), and average (mean) value for the following fields:</text:span></text:p>
      <text:p text:style-name="P1"><text:span text:style-name="T26"/></text:p>
      <text:p text:style-name="P1"><text:span text:style-name="T27"><text:tab/>i. Table: Review, Column: Stars</text:span></text:p>
      <text:p text:style-name="P1"><text:span text:style-name="T27"><text:tab/></text:span></text:p>
      <text:p text:style-name="P1"><text:span text:style-name="T27"><text:tab/><text:tab/>min:<text:tab/>1<text:tab/>max:<text:tab/>5<text:tab/>avg: 3.7</text:span></text:p>
      <text:p text:style-name="P1"><text:span text:style-name="T27"><text:tab/><text:tab/></text:span></text:p>
      <text:p text:style-name="P1"><text:span text:style-name="T27"><text:tab/></text:span></text:p>
      <text:p text:style-name="P1"><text:span text:style-name="T27"><text:tab/>ii. Table: Business, Column: Stars</text:span></text:p>
      <text:p text:style-name="P1"><text:span text:style-name="T27"><text:tab/></text:span></text:p>
      <text:p text:style-name="P1"><text:span text:style-name="T27"><text:tab/><text:tab/>min:<text:tab/>1<text:tab/>max:<text:tab/>5<text:tab/>avg: 3.6549</text:span></text:p>
      <text:p text:style-name="P1"><text:span text:style-name="T27"><text:tab/><text:tab/></text:span></text:p>
      <text:p text:style-name="P1"><text:span text:style-name="T27"><text:tab/></text:span></text:p>
      <text:p text:style-name="P1"><text:span text:style-name="T27"><text:tab/>iii. Table: Tip, Column: Likes</text:span></text:p>
      <text:p text:style-name="P1"><text:span text:style-name="T27"><text:tab/></text:span></text:p>
      <text:p text:style-name="P1"><text:span text:style-name="T27"><text:tab/><text:tab/>min:<text:tab/>0<text:tab/>max:<text:tab/>2<text:tab/>avg: 0.0144</text:span></text:p>
      <text:p text:style-name="P1"><text:span text:style-name="T27"><text:tab/><text:tab/></text:span></text:p>
      <text:p text:style-name="P1"><text:span text:style-name="T27"><text:tab/></text:span></text:p>
      <text:p text:style-name="P1"><text:span text:style-name="T27"><text:tab/>iv. Table: Checkin, Column: Count</text:span></text:p>
      <text:p text:style-name="P1"><text:span text:style-name="T27"><text:tab/></text:span></text:p>
      <text:p text:style-name="P1"><text:span text:style-name="T27"><text:tab/><text:tab/>min:<text:tab/>1<text:tab/>max:<text:tab/>53 <text:tab/>avg: 1.9414</text:span></text:p>
      <text:p text:style-name="P1"><text:span text:style-name="T27"><text:tab/><text:tab/></text:span></text:p>
      <text:p text:style-name="P1"><text:span text:style-name="T27"><text:tab/></text:span></text:p>
      <text:p text:style-name="P1"><text:span text:style-name="T27"><text:tab/>v. Table: User, Column: Review_count</text:span></text:p>
      <text:p text:style-name="P1"><text:span text:style-name="T27"><text:tab/></text:span></text:p>
      <text:p text:style-name="P1"><text:span text:style-name="T27"><text:tab/><text:tab/>min: 0<text:tab/><text:tab/>max:<text:tab/>2000<text:tab/>avg: 24.2995</text:span></text:p>
      <text:p text:style-name="P1"><text:span text:style-name="T27"><text:tab/><text:tab/></text:span></text:p>
      <text:p text:style-name="P1"><text:span text:style-name="T28"/></text:p>
      <text:p text:style-name="P1"><text:span text:style-name="T28"/></text:p>
      <text:p text:style-name="P1"><text:span text:style-name="T29">5. List the cities with the most reviews in descending order:</text:span></text:p>
      <text:p text:style-name="P1"><text:span text:style-name="T30"/></text:p>
      <text:p text:style-name="P1"><text:span text:style-name="T31"><text:tab/>SQL code used to arrive at answer:</text:span></text:p>
      <text:p text:style-name="P2"><text:span text:style-name="T31">SELECT City, SUM(Review_Count) AS TotalReviews</text:span></text:p>
      <text:p text:style-name="P2"><text:span text:style-name="T31">FROM Business</text:span></text:p>
      <text:p text:style-name="P2"><text:span text:style-name="T31">GROUP BY City</text:span></text:p>
      <text:p text:style-name="P2"><text:span text:style-name="T31">ORDER BY TotalReviews DESC;</text:span></text:p>
      <text:p text:style-name="P3"><text:span text:style-name="T31"><text:tab/></text:span></text:p>
      <text:p text:style-name="P3"><text:span text:style-name="T31"><text:tab/></text:span></text:p>
      <text:p text:style-name="P3"><text:span text:style-name="T31"><text:tab/>Copy and Paste the Result Below:</text:span></text:p>
      <text:p text:style-name="P3"><text:span text:style-name="T31">+-----------------+--------------+</text:span></text:p>
      <text:p text:style-name="P3"><text:span text:style-name="T31">| city<text:s text:c="12"/>| TotalReviews |</text:span></text:p>
      <text:p text:style-name="P3"><text:span text:style-name="T31">+-----------------+--------------+</text:span></text:p>
      <text:p text:style-name="P3"><text:span text:style-name="T31">| Las Vegas<text:s text:c="7"/>|<text:s text:c="8"/>82854 |</text:span></text:p>
      <text:p text:style-name="P3"><text:span text:style-name="T31">| Phoenix<text:s text:c="9"/>|<text:s text:c="8"/>34503 |</text:span></text:p>
      <text:p text:style-name="P3"><text:span text:style-name="T31">| Toronto<text:s text:c="9"/>|<text:s text:c="8"/>24113 |</text:span></text:p>
      <text:p text:style-name="P3"><text:span text:style-name="T31">| Scottsdale<text:s text:c="6"/>|<text:s text:c="8"/>20614 |</text:span></text:p>
      <text:p text:style-name="P3"><text:span text:style-name="T31">| Charlotte<text:s text:c="7"/>|<text:s text:c="8"/>12523 |</text:span></text:p>
      <text:p text:style-name="P3"><text:span text:style-name="T31">| Henderson<text:s text:c="7"/>|<text:s text:c="8"/>10871 |</text:span></text:p>
      <text:p text:style-name="P3"><text:span text:style-name="T31">| Tempe<text:s text:c="11"/>|<text:s text:c="8"/>10504 |</text:span></text:p>
      <text:p text:style-name="P3"><text:span text:style-name="T31">| Pittsburgh<text:s text:c="6"/>|<text:s text:c="9"/>9798 |</text:span></text:p>
      <text:p text:style-name="P3"><text:span text:style-name="T31">| Montréal<text:s text:c="8"/>|<text:s text:c="9"/>9448 |</text:span></text:p>
      <text:p text:style-name="P3"><text:span text:style-name="T31">| Chandler<text:s text:c="8"/>|<text:s text:c="9"/>8112 |</text:span></text:p>
      <text:p text:style-name="P3"><text:span text:style-name="T31">| Mesa<text:s text:c="12"/>|<text:s text:c="9"/>6875 |</text:span></text:p>
      <text:p text:style-name="P3"><text:span text:style-name="T31">| Gilbert<text:s text:c="9"/>|<text:s text:c="9"/>6380 |</text:span></text:p>
      <text:p text:style-name="P3"><text:span text:style-name="T31">| Cleveland<text:s text:c="7"/>|<text:s text:c="9"/>5593 |</text:span></text:p>
      <text:p text:style-name="P3"><text:span text:style-name="T31">| Madison<text:s text:c="9"/>|<text:s text:c="9"/>5265 |</text:span></text:p>
      <text:p text:style-name="P3"><text:span text:style-name="T31">| Glendale<text:s text:c="8"/>|<text:s text:c="9"/>4406 |</text:span></text:p>
      <text:p text:style-name="P3"><text:span text:style-name="T31">| Mississauga<text:s text:c="5"/>|<text:s text:c="9"/>3814 |</text:span></text:p>
      <text:p text:style-name="P3"><text:span text:style-name="T31">| Edinburgh<text:s text:c="7"/>|<text:s text:c="9"/>2792 |</text:span></text:p>
      <text:p text:style-name="P3"><text:span text:style-name="T31">| Peoria<text:s text:c="10"/>|<text:s text:c="9"/>2624 |</text:span></text:p>
      <text:p text:style-name="P3"><text:span text:style-name="T31">| North Las Vegas |<text:s text:c="9"/>2438 |</text:span></text:p>
      <text:p text:style-name="P3"><text:span text:style-name="T31">| Markham<text:s text:c="9"/>|<text:s text:c="9"/>2352 |</text:span></text:p>
      <text:p text:style-name="P3"><text:span text:style-name="T31">| Champaign<text:s text:c="7"/>|<text:s text:c="9"/>2029 |</text:span></text:p>
      <text:p text:style-name="P3"><text:span text:style-name="T31">| Stuttgart<text:s text:c="7"/>|<text:s text:c="9"/>1849 |</text:span></text:p>
      <text:p text:style-name="P3"><text:span text:style-name="T31">| Surprise<text:s text:c="8"/>|<text:s text:c="9"/>1520 |</text:span></text:p>
      <text:p text:style-name="P3"><text:span text:style-name="T31">| Lakewood<text:s text:c="8"/>|<text:s text:c="9"/>1465 |</text:span></text:p>
      <text:p text:style-name="P3"><text:span text:style-name="T31">| Goodyear<text:s text:c="8"/>|<text:s text:c="9"/>1155 |</text:span></text:p>
      <text:p text:style-name="P3"><text:span text:style-name="T31">+-----------------+--------------+</text:span></text:p>
      <text:p text:style-name="P3"><text:span text:style-name="T31">(Output limit exceeded, 25 of 362 total rows shown)</text:span></text:p>
      <text:p text:style-name="P3"><text:span text:style-name="T32"/></text:p>
      <text:p text:style-name="P3"><text:span text:style-name="T33"><text:tab/></text:span></text:p>
      <text:p text:style-name="P3"><text:span text:style-name="T33">6. Find the distribution of star ratings to the business in the following cities:</text:span></text:p>
      <text:p text:style-name="P3"><text:span text:style-name="T34"/></text:p>
      <text:p text:style-name="P3"><text:span text:style-name="T35">i. Avon</text:span></text:p>
      <text:p text:style-name="P3"><text:span text:style-name="T36"/></text:p>
      <text:p text:style-name="P3"><text:span text:style-name="T37">SQL code used to arrive at answer:</text:span></text:p>
      <text:p text:style-name="P3"><text:span text:style-name="T38"/></text:p>
      <text:p text:style-name="P3"><text:span text:style-name="T39">SELECT stars, COUNT(*) AS Count</text:span></text:p>
      <text:p text:style-name="P3"><text:span text:style-name="T39">FROM business</text:span></text:p>
      <text:p text:style-name="P3"><text:span text:style-name="T39">WHERE city = 'Avon'</text:span></text:p>
      <text:p text:style-name="P3"><text:span text:style-name="T39">GROUP BY stars</text:span></text:p>
      <text:p text:style-name="P3"><text:span text:style-name="T39">ORDER BY stars</text:span></text:p>
      <text:p text:style-name="P3"><text:span text:style-name="T40"/></text:p>
      <text:p text:style-name="P3"><text:span text:style-name="T40"/></text:p>
      <text:p text:style-name="P3"><text:span text:style-name="T41">Copy and Paste the Resulting Table Below (2 columns â€“ star rating and count):</text:span></text:p>
      <text:p text:style-name="P3"><text:span text:style-name="T41">+-------+-------+</text:span></text:p>
      <text:p text:style-name="P3"><text:span text:style-name="T41">| stars | Count |</text:span></text:p>
      <text:p text:style-name="P3"><text:span text:style-name="T41">+-------+-------+</text:span></text:p>
      <text:p text:style-name="P3"><text:span text:style-name="T41">|<text:s text:c="3"/>1.5 |<text:s text:c="5"/>1 |</text:span></text:p>
      <text:p text:style-name="P3"><text:span text:style-name="T41">|<text:s text:c="3"/>2.5 |<text:s text:c="5"/>2 |</text:span></text:p>
      <text:p text:style-name="P3"><text:span text:style-name="T41">|<text:s text:c="3"/>3.5 |<text:s text:c="5"/>3 |</text:span></text:p>
      <text:p text:style-name="P3"><text:span text:style-name="T41">|<text:s text:c="3"/>4.0 |<text:s text:c="5"/>2 |</text:span></text:p>
      <text:p text:style-name="P3"><text:span text:style-name="T41">|<text:s text:c="3"/>4.5 |<text:s text:c="5"/>1 |</text:span></text:p>
      <text:p text:style-name="P3"><text:span text:style-name="T41">|<text:s text:c="3"/>5.0 |<text:s text:c="5"/>1 |</text:span></text:p>
      <text:p text:style-name="P3"><text:span text:style-name="T41">+-------+-------+</text:span></text:p>
      <text:p text:style-name="P3"><text:span text:style-name="T42"/></text:p>
      <text:p text:style-name="P3"><text:span text:style-name="T42"/></text:p>
      <text:p text:style-name="P3"><text:span text:style-name="T43">ii. Beachwood</text:span></text:p>
      <text:p text:style-name="P3"><text:span text:style-name="T44"/></text:p>
      <text:p text:style-name="P3"><text:span text:style-name="T45">SQL code used to arrive at answer:</text:span></text:p>
      <text:p text:style-name="P3"><text:span text:style-name="T46"/></text:p>
      <text:p text:style-name="P3"><text:span text:style-name="T47">SELECT stars, COUNT(*) AS Count</text:span></text:p>
      <text:p text:style-name="P3"><text:span text:style-name="T47">FROM business</text:span></text:p>
      <text:p text:style-name="P3"><text:span text:style-name="T47">WHERE city = 'Beachwood'</text:span></text:p>
      <text:p text:style-name="P3"><text:span text:style-name="T47">GROUP BY stars</text:span></text:p>
      <text:p text:style-name="P3"><text:span text:style-name="T47">ORDER BY stars</text:span></text:p>
      <text:p text:style-name="P3"><text:span text:style-name="T48"/></text:p>
      <text:p text:style-name="P3"><text:span text:style-name="T49">Copy and Paste the Resulting Table Below (2 columns â€“ star rating and count):</text:span></text:p>
      <text:p text:style-name="P3"><text:span text:style-name="T49">+-------+-------+</text:span></text:p>
      <text:p text:style-name="P3"><text:span text:style-name="T49">| stars | Count |</text:span></text:p>
      <text:p text:style-name="P3"><text:span text:style-name="T49">+-------+-------+</text:span></text:p>
      <text:p text:style-name="P3"><text:span text:style-name="T49">|<text:s text:c="3"/>2.0 |<text:s text:c="5"/>1 |</text:span></text:p>
      <text:p text:style-name="P3"><text:span text:style-name="T49">|<text:s text:c="3"/>2.5 |<text:s text:c="5"/>1 |</text:span></text:p>
      <text:p text:style-name="P3"><text:span text:style-name="T49">|<text:s text:c="3"/>3.0 |<text:s text:c="5"/>2 |</text:span></text:p>
      <text:p text:style-name="P3"><text:span text:style-name="T49">|<text:s text:c="3"/>3.5 |<text:s text:c="5"/>2 |</text:span></text:p>
      <text:p text:style-name="P3"><text:span text:style-name="T49">|<text:s text:c="3"/>4.0 |<text:s text:c="5"/>1 |</text:span></text:p>
      <text:p text:style-name="P3"><text:span text:style-name="T49">|<text:s text:c="3"/>4.5 |<text:s text:c="5"/>2 |</text:span></text:p>
      <text:p text:style-name="P3"><text:span text:style-name="T49">|<text:s text:c="3"/>5.0 |<text:s text:c="5"/>5 |</text:span></text:p>
      <text:p text:style-name="P3"><text:span text:style-name="T49">+-------+-------+</text:span></text:p>
      <text:p text:style-name="P3"><text:span text:style-name="T49"><text:tab/><text:tab/></text:span></text:p>
      <text:p text:style-name="P3"><text:span text:style-name="T50"/></text:p>
      <text:p text:style-name="P3"><text:span text:style-name="T50"/></text:p>
      <text:p text:style-name="P3"><text:span text:style-name="T51">7. Find the top 3 users based on their total number of reviews:</text:span></text:p>
      <text:p text:style-name="P3"><text:span text:style-name="T51"><text:tab/><text:tab/></text:span></text:p>
      <text:p text:style-name="P3"><text:span text:style-name="T51"><text:tab/>SQL code used to arrive at answer:</text:span></text:p>
      <text:p text:style-name="P3"><text:span text:style-name="T51"><text:tab/></text:span></text:p>
      <text:p text:style-name="P3"><text:span text:style-name="T51"><text:tab/>SELECT name AS User_Name, review_count AS Total_Review_count </text:span></text:p>
      <text:p text:style-name="P4"><text:span text:style-name="T51">FROM user</text:span></text:p>
      <text:p text:style-name="P4"><text:span text:style-name="T51">ORDER BY review_count DESC</text:span></text:p>
      <text:p text:style-name="P4"><text:span text:style-name="T51">LIMIT 3;</text:span></text:p>
      <text:p text:style-name="P5"><text:span text:style-name="T51"><text:tab/></text:span></text:p>
      <text:p text:style-name="P5"><text:span text:style-name="T51"><text:tab/><text:tab/></text:span></text:p>
      <text:p text:style-name="P5"><text:span text:style-name="T51"><text:tab/>Copy and Paste the Result Below:</text:span></text:p>
      <text:p text:style-name="P5"><text:span text:style-name="T51"><text:tab/><text:tab/></text:span></text:p>
      <text:p text:style-name="P6"><text:span text:style-name="T51">+-----------+--------------------+</text:span></text:p>
      <text:p text:style-name="P6"><text:span text:style-name="T51">| User_Name | Total_Review_count |</text:span></text:p>
      <text:p text:style-name="P6"><text:span text:style-name="T51">+-----------+--------------------+</text:span></text:p>
      <text:p text:style-name="P6"><text:span text:style-name="T51">| Gerald<text:s text:c="4"/>|<text:s text:c="15"/>2000 |</text:span></text:p>
      <text:p text:style-name="P6"><text:span text:style-name="T51">| Sara<text:s text:c="6"/>|<text:s text:c="15"/>1629 |</text:span></text:p>
      <text:p text:style-name="P6"><text:span text:style-name="T51">| Yuri<text:s text:c="6"/>|<text:s text:c="15"/>1339 |</text:span></text:p>
      <text:p text:style-name="P6"><text:span text:style-name="T51">+-----------+--------------------+</text:span></text:p>
      <text:p text:style-name="P7"><text:span text:style-name="T52"/></text:p>
      <text:p text:style-name="P7"><text:span text:style-name="T52"/></text:p>
      <text:p text:style-name="P7"><text:span text:style-name="T53">8. Does posing more reviews correlate with more fans?</text:span></text:p>
      <text:p text:style-name="P7"><text:span text:style-name="T54"/></text:p>
      <text:p text:style-name="P8"><text:span text:style-name="T55">Please explain your findings and interpretation of the results:</text:span></text:p>
      <text:p text:style-name="P8"><text:span text:style-name="T55">YES.</text:span></text:p>
      <text:p text:style-name="P8"><text:span text:style-name="T55">posing more reviews generally correlates with having more fans, as there is a positive relationship between the number of reviews and the number of fans. Users with higher review counts tend to have more fans.</text:span></text:p>
      <text:p text:style-name="P8"><text:span text:style-name="T56"/></text:p>
      <text:p text:style-name="P8"><text:span text:style-name="T57">SELECT id,</text:span></text:p>
      <text:p text:style-name="P8"><text:span text:style-name="T57">name,</text:span></text:p>
      <text:p text:style-name="P8"><text:span text:style-name="T57">review_count,</text:span></text:p>
      <text:p text:style-name="P8"><text:span text:style-name="T57">fans,</text:span></text:p>
      <text:p text:style-name="P8"><text:span text:style-name="T57">yelping_since</text:span></text:p>
      <text:p text:style-name="P8"><text:span text:style-name="T57">FROM user</text:span></text:p>
      <text:p text:style-name="P8"><text:span text:style-name="T57">ORDER BY fans DESC</text:span></text:p>
      <text:p text:style-name="P8"><text:span text:style-name="T58"/></text:p>
      <text:p text:style-name="P8"><text:span text:style-name="T59">+------------------------+-----------+--------------+------+---------------------+</text:span></text:p>
      <text:p text:style-name="P8"><text:span text:style-name="T59">| id<text:s text:c="21"/>| name<text:s text:c="6"/>| review_count | fans | yelping_since<text:s text:c="7"/>|</text:span></text:p>
      <text:p text:style-name="P8"><text:span text:style-name="T59">+------------------------+-----------+--------------+------+---------------------+</text:span></text:p>
      <text:p text:style-name="P8"><text:span text:style-name="T59">| -9I98YbNQnLdAmcYfb324Q | Amy<text:s text:c="7"/>|<text:s text:c="10"/>609 |<text:s text:c="2"/>503 | 2007-07-19 00:00:00 |</text:span></text:p>
      <text:p text:style-name="P8"><text:span text:style-name="T59">| -8EnCioUmDygAbsYZmTeRQ | Mimi<text:s text:c="6"/>|<text:s text:c="10"/>968 |<text:s text:c="2"/>497 | 2011-03-30 00:00:00 |</text:span></text:p>
      <text:p text:style-name="P8"><text:span text:style-name="T59">| --2vR0DIsmQ6WfcSzKWigw | Harald<text:s text:c="4"/>|<text:s text:c="9"/>1153 |<text:s text:c="2"/>311 | 2012-11-27 00:00:00 |</text:span></text:p>
      <text:p text:style-name="P8"><text:span text:style-name="T59">| -G7Zkl1wIWBBmD0KRy_sCw | Gerald<text:s text:c="4"/>|<text:s text:c="9"/>2000 |<text:s text:c="2"/>253 | 2012-12-16 00:00:00 |</text:span></text:p>
      <text:p text:style-name="P8"><text:span text:style-name="T59">| -0IiMAZI2SsQ7VmyzJjokQ | Christine |<text:s text:c="10"/>930 |<text:s text:c="2"/>173 | 2009-07-08 00:00:00 |</text:span></text:p>
      <text:p text:style-name="P8"><text:span text:style-name="T59">| -g3XIcCb2b-BD0QBCcq2Sw | Lisa<text:s text:c="6"/>|<text:s text:c="10"/>813 |<text:s text:c="2"/>159 | 2009-10-05 00:00:00 |</text:span></text:p>
      <text:p text:style-name="P8"><text:span text:style-name="T59">| -9bbDysuiWeo2VShFJJtcw | Cat<text:s text:c="7"/>|<text:s text:c="10"/>377 |<text:s text:c="2"/>133 | 2009-02-05 00:00:00 |</text:span></text:p>
      <text:p text:style-name="P8"><text:span text:style-name="T59">| -FZBTkAZEXoP7CYvRV2ZwQ | William<text:s text:c="3"/>|<text:s text:c="9"/>1215 |<text:s text:c="2"/>126 | 2015-02-19 00:00:00 |</text:span></text:p>
      <text:p text:style-name="P8"><text:span text:style-name="T59">| -9da1xk7zgnnfO1uTVYGkA | Fran<text:s text:c="6"/>|<text:s text:c="10"/>862 |<text:s text:c="2"/>124 | 2012-04-05 00:00:00 |</text:span></text:p>
      <text:p text:style-name="P8"><text:span text:style-name="T59">| -lh59ko3dxChBSZ9U7LfUw | Lissa<text:s text:c="5"/>|<text:s text:c="10"/>834 |<text:s text:c="2"/>120 | 2007-08-14 00:00:00 |</text:span></text:p>
      <text:p text:style-name="P8"><text:span text:style-name="T59">| -B-QEUESGWHPE_889WJaeg | Mark<text:s text:c="6"/>|<text:s text:c="10"/>861 |<text:s text:c="2"/>115 | 2009-05-31 00:00:00 |</text:span></text:p>
      <text:p text:style-name="P8"><text:span text:style-name="T59">| -DmqnhW4Omr3YhmnigaqHg | Tiffany<text:s text:c="3"/>|<text:s text:c="10"/>408 |<text:s text:c="2"/>111 | 2008-10-28 00:00:00 |</text:span></text:p>
      <text:p text:style-name="P8"><text:span text:style-name="T59">| -cv9PPT7IHux7XUc9dOpkg | bernice<text:s text:c="3"/>|<text:s text:c="10"/>255 |<text:s text:c="2"/>105 | 2007-08-29 00:00:00 |</text:span></text:p>
      <text:p text:style-name="P8"><text:span text:style-name="T59">| -DFCC64NXgqrxlO8aLU5rg | Roanna<text:s text:c="4"/>|<text:s text:c="9"/>1039 |<text:s text:c="2"/>104 | 2006-03-28 00:00:00 |</text:span></text:p>
      <text:p text:style-name="P8"><text:span text:style-name="T59">| -IgKkE8JvYNWeGu8ze4P8Q | Angela<text:s text:c="4"/>|<text:s text:c="10"/>694 |<text:s text:c="2"/>101 | 2010-10-01 00:00:00 |</text:span></text:p>
      <text:p text:style-name="P8"><text:span text:style-name="T59">| -K2Tcgh2EKX6e6HqqIrBIQ | .Hon<text:s text:c="6"/>|<text:s text:c="9"/>1246 |<text:s text:c="2"/>101 | 2006-07-19 00:00:00 |</text:span></text:p>
      <text:p text:style-name="P8"><text:span text:style-name="T59">| -4viTt9UC44lWCFJwleMNQ | Ben<text:s text:c="7"/>|<text:s text:c="10"/>307 |<text:s text:c="3"/>96 | 2007-03-10 00:00:00 |</text:span></text:p>
      <text:p text:style-name="P8"><text:span text:style-name="T59">| -3i9bhfvrM3F1wsC9XIB8g | Linda<text:s text:c="5"/>|<text:s text:c="10"/>584 |<text:s text:c="3"/>89 | 2005-08-07 00:00:00 |</text:span></text:p>
      <text:p text:style-name="P8"><text:span text:style-name="T59">| -kLVfaJytOJY2-QdQoCcNQ | Christina |<text:s text:c="10"/>842 |<text:s text:c="3"/>85 | 2012-10-08 00:00:00 |</text:span></text:p>
      <text:p text:style-name="P8"><text:span text:style-name="T59">| -ePh4Prox7ZXnEBNGKyUEA | Jessica<text:s text:c="3"/>|<text:s text:c="10"/>220 |<text:s text:c="3"/>84 | 2009-01-12 00:00:00 |</text:span></text:p>
      <text:p text:style-name="P8"><text:span text:style-name="T59">| -4BEUkLvHQntN6qPfKJP2w | Greg<text:s text:c="6"/>|<text:s text:c="10"/>408 |<text:s text:c="3"/>81 | 2008-02-16 00:00:00 |</text:span></text:p>
      <text:p text:style-name="P8"><text:span text:style-name="T59">| -C-l8EHSLXtZZVfUAUhsPA | Nieves<text:s text:c="4"/>|<text:s text:c="10"/>178 |<text:s text:c="3"/>80 | 2013-07-08 00:00:00 |</text:span></text:p>
      <text:p text:style-name="P8"><text:span text:style-name="T59">| -dw8f7FLaUmWR7bfJ_Yf0w | Sui<text:s text:c="7"/>|<text:s text:c="10"/>754 |<text:s text:c="3"/>78 | 2009-09-07 00:00:00 |</text:span></text:p>
      <text:p text:style-name="P8"><text:span text:style-name="T59">| -8lbUNlXVSoXqaRRiHiSNg | Yuri<text:s text:c="6"/>|<text:s text:c="9"/>1339 |<text:s text:c="3"/>76 | 2008-01-03 00:00:00 |</text:span></text:p>
      <text:p text:style-name="P8"><text:span text:style-name="T59">| -0zEEaDFIjABtPQni0XlHA | Nicole<text:s text:c="4"/>|<text:s text:c="10"/>161 |<text:s text:c="3"/>73 | 2009-04-30 00:00:00 |</text:span></text:p>
      <text:p text:style-name="P8"><text:span text:style-name="T59">+------------------------+-----------+--------------+------+---------------------+</text:span></text:p>
      <text:p text:style-name="P9"><text:span text:style-name="T60"/></text:p>
      <text:p text:style-name="P9"><text:span text:style-name="T61"><text:tab/></text:span></text:p>
      <text:p text:style-name="P9"><text:span text:style-name="T61">9. Are there more reviews with the word "love" or with the word "hate" in them?</text:span></text:p>
      <text:p text:style-name="P9"><text:span text:style-name="T62"/></text:p>
      <text:p text:style-name="P10"><text:span text:style-name="T63">Answer: </text:span></text:p>
      <text:p text:style-name="P10"><text:span text:style-name="T63">Yes, there are significantly more reviews with the word "love" in them (1,780 reviews) compared to reviews with the word "hate" (232 reviews). This indicates that the word "love" is used more frequently in the reviews than the word "hate."</text:span></text:p>
      <text:p text:style-name="P11"><text:span text:style-name="T64"/></text:p>
      <text:p text:style-name="P11"><text:span text:style-name="T65"><text:tab/></text:span></text:p>
      <text:p text:style-name="P11"><text:span text:style-name="T65"><text:tab/>SQL code used to arrive at answer:</text:span></text:p>
      <text:p text:style-name="P11"><text:span text:style-name="T65"><text:tab/></text:span></text:p>
      <text:p text:style-name="P12"><text:span text:style-name="T65">SELECT COUNT(*) AS LoveCount</text:span></text:p>
      <text:p text:style-name="P12"><text:span text:style-name="T65">FROM Review</text:span></text:p>
      <text:p text:style-name="P12"><text:span text:style-name="T65">WHERE LOWER(Text) LIKE '%love%';</text:span></text:p>
      <text:p text:style-name="P12"><text:span text:style-name="T66"/></text:p>
      <text:p text:style-name="P12"><text:span text:style-name="T67">+-----------+</text:span></text:p>
      <text:p text:style-name="P12"><text:span text:style-name="T67">| LoveCount |</text:span></text:p>
      <text:p text:style-name="P12"><text:span text:style-name="T67">+-----------+</text:span></text:p>
      <text:p text:style-name="P12"><text:span text:style-name="T67">|<text:s text:c="6"/>1780 |</text:span></text:p>
      <text:p text:style-name="P12"><text:span text:style-name="T67">+-----------+</text:span></text:p>
      <text:p text:style-name="P13"><text:span text:style-name="T67"><text:tab/></text:span></text:p>
      <text:p text:style-name="P14"><text:span text:style-name="T67">SELECT COUNT(*) AS HateCount</text:span></text:p>
      <text:p text:style-name="P14"><text:span text:style-name="T67">FROM Review</text:span></text:p>
      <text:p text:style-name="P14"><text:span text:style-name="T67">WHERE LOWER(Text) LIKE '%hate%';</text:span></text:p>
      <text:p text:style-name="P14"><text:span text:style-name="T68"/></text:p>
      <text:p text:style-name="P14"><text:span text:style-name="T69">+-----------+</text:span></text:p>
      <text:p text:style-name="P14"><text:span text:style-name="T69">| HateCount |</text:span></text:p>
      <text:p text:style-name="P14"><text:span text:style-name="T69">+-----------+</text:span></text:p>
      <text:p text:style-name="P14"><text:span text:style-name="T69">|<text:s text:c="7"/>232 |</text:span></text:p>
      <text:p text:style-name="P14"><text:span text:style-name="T69">+-----------+</text:span></text:p>
      <text:p text:style-name="P15"><text:span text:style-name="T69"><text:tab/></text:span></text:p>
      <text:p text:style-name="P15"><text:span text:style-name="T69">10. Find the top 10 users with the most fans:</text:span></text:p>
      <text:p text:style-name="P15"><text:span text:style-name="T70"/></text:p>
      <text:p text:style-name="P15"><text:span text:style-name="T71"><text:tab/>SQL code used to arrive at answer:</text:span></text:p>
      <text:p text:style-name="P15"><text:span text:style-name="T72"/></text:p>
      <text:p text:style-name="P15"><text:span text:style-name="T73"><text:tab/>SELECT id AS User_ID, name AS User_Name, fans AS Fan_Count</text:span></text:p>
      <text:p text:style-name="P16"><text:span text:style-name="T73">FROM User</text:span></text:p>
      <text:p text:style-name="P16"><text:span text:style-name="T73">ORDER BY fans DESC</text:span></text:p>
      <text:p text:style-name="P16"><text:span text:style-name="T73">LIMIT 10;</text:span></text:p>
      <text:p text:style-name="P17"><text:span text:style-name="T73"><text:tab/></text:span></text:p>
      <text:p text:style-name="P17"><text:span text:style-name="T73"><text:tab/>Copy and Paste the Result Below:</text:span></text:p>
      <text:p text:style-name="P17"><text:span text:style-name="T73"><text:tab/></text:span></text:p>
      <text:p text:style-name="P18"><text:span text:style-name="T74">+------------------------+-----------+-----------+</text:span></text:p>
      <text:p text:style-name="P18"><text:span text:style-name="T74">| User_ID<text:s text:c="16"/>| User_Name | Fan_Count |</text:span></text:p>
      <text:p text:style-name="P18"><text:span text:style-name="T74">+------------------------+-----------+-----------+</text:span></text:p>
      <text:p text:style-name="P18"><text:span text:style-name="T74">| -9I98YbNQnLdAmcYfb324Q | Amy<text:s text:c="7"/>|<text:s text:c="7"/>503 |</text:span></text:p>
      <text:p text:style-name="P18"><text:span text:style-name="T74">| -8EnCioUmDygAbsYZmTeRQ | Mimi<text:s text:c="6"/>|<text:s text:c="7"/>497 |</text:span></text:p>
      <text:p text:style-name="P18"><text:span text:style-name="T74">| --2vR0DIsmQ6WfcSzKWigw | Harald<text:s text:c="4"/>|<text:s text:c="7"/>311 |</text:span></text:p>
      <text:p text:style-name="P18"><text:span text:style-name="T74">| -G7Zkl1wIWBBmD0KRy_sCw | Gerald<text:s text:c="4"/>|<text:s text:c="7"/>253 |</text:span></text:p>
      <text:p text:style-name="P18"><text:span text:style-name="T74">| -0IiMAZI2SsQ7VmyzJjokQ | Christine |<text:s text:c="7"/>173 |</text:span></text:p>
      <text:p text:style-name="P18"><text:span text:style-name="T74">| -g3XIcCb2b-BD0QBCcq2Sw | Lisa<text:s text:c="6"/>|<text:s text:c="7"/>159 |</text:span></text:p>
      <text:p text:style-name="P18"><text:span text:style-name="T74">| -9bbDysuiWeo2VShFJJtcw | Cat<text:s text:c="7"/>|<text:s text:c="7"/>133 |</text:span></text:p>
      <text:p text:style-name="P18"><text:span text:style-name="T74">| -FZBTkAZEXoP7CYvRV2ZwQ | William<text:s text:c="3"/>|<text:s text:c="7"/>126 |</text:span></text:p>
      <text:p text:style-name="P18"><text:span text:style-name="T74">| -9da1xk7zgnnfO1uTVYGkA | Fran<text:s text:c="6"/>|<text:s text:c="7"/>124 |</text:span></text:p>
      <text:p text:style-name="P18"><text:span text:style-name="T74">| -lh59ko3dxChBSZ9U7LfUw | Lissa<text:s text:c="5"/>|<text:s text:c="7"/>120 |</text:span></text:p>
      <text:p text:style-name="P18"><text:span text:style-name="T74">+------------------------+-----------+-----------+</text:span></text:p>
      <text:p text:style-name="P19"><text:span text:style-name="T75"/></text:p>
      <text:p text:style-name="P19"><text:span text:style-name="T76"><text:tab/></text:span></text:p>
      <text:p text:style-name="P19"><text:span text:style-name="T76"><text:tab/><text:tab/></text:span></text:p>
      <text:p text:style-name="P19"><text:span text:style-name="T77"/></text:p>
      <text:p text:style-name="P19"><text:span text:style-name="T78">Part 2: Inferences and Analysis</text:span></text:p>
      <text:p text:style-name="P19"><text:span text:style-name="T79"/></text:p>
      <text:p text:style-name="P19"><text:span text:style-name="T80">1. Pick one city and category of your choice and group the businesses in that city or category by their overall star rating. Compare the businesses with 2-3 stars to the businesses with 4-5 stars and answer the following questions. Include your code.</text:span></text:p>
      <text:p text:style-name="P19"><text:span text:style-name="T80"><text:tab/></text:span></text:p>
      <text:p text:style-name="P19"><text:span text:style-name="T80">i. Do the two groups you chose to analyze have a different distribution of hours?</text:span></text:p>
      <text:p text:style-name="P19"><text:span text:style-name="T80">here doesn't appear to be a significant difference in the distribution of hours between the two groups. Both groups (2-3 stars and 4-5 stars) seem to have a similar range of hours.</text:span></text:p>
      <text:p text:style-name="P19"><text:span text:style-name="T81"/></text:p>
      <text:p text:style-name="P19"><text:span text:style-name="T81"/></text:p>
      <text:p text:style-name="P19"><text:span text:style-name="T82">ii. Do the two groups you chose to analyze have a different number of reviews?</text:span></text:p>
      <text:p text:style-name="P19"><text:span text:style-name="T82"><text:s/>it's evident that the "4-5 Stars" group generally has more reviews compared to the "2-3 Stars" group.<text:s text:c="8"/></text:span></text:p>
      <text:p text:style-name="P19"><text:span text:style-name="T82"><text:s text:c="9"/></text:span></text:p>
      <text:p text:style-name="P19"><text:span text:style-name="T82">iii. Are you able to infer anything from the location data provided between these two groups? Explain.</text:span></text:p>
      <text:p text:style-name="P19"><text:span text:style-name="T83"/></text:p>
      <text:p text:style-name="P19"><text:span text:style-name="T84">The location data (hours of operation) doesn't seem to reveal any significant differences between the two groups. However, the "4-5 Stars" group typically has more reviews, which might suggest that businesses with higher star ratings tend to attract more reviews.</text:span></text:p>
      <text:p text:style-name="P19"><text:span text:style-name="T85"/></text:p>
      <text:p text:style-name="P19"><text:span text:style-name="T86">SQL code used for analysis:</text:span></text:p>
      <text:p text:style-name="P19"><text:span text:style-name="T87"/></text:p>
      <text:p text:style-name="P19"><text:span text:style-name="T88">SELECT</text:span></text:p>
      <text:p text:style-name="P19"><text:span text:style-name="T88"><text:s text:c="4"/>b.id AS business_id,</text:span></text:p>
      <text:p text:style-name="P19"><text:span text:style-name="T88"><text:s text:c="4"/>b.name AS business_name,</text:span></text:p>
      <text:p text:style-name="P19"><text:span text:style-name="T88"><text:s text:c="4"/>b.stars AS star_rating,</text:span></text:p>
      <text:p text:style-name="P19"><text:span text:style-name="T88"><text:s text:c="4"/>b.review_count,</text:span></text:p>
      <text:p text:style-name="P19"><text:span text:style-name="T88"><text:s text:c="4"/>h.hours,</text:span></text:p>
      <text:p text:style-name="P19"><text:span text:style-name="T88"><text:s text:c="4"/>c.category<text:s text:c="2"/>-- Include the category from the separate table</text:span></text:p>
      <text:p text:style-name="P19"><text:span text:style-name="T88">FROM business AS b</text:span></text:p>
      <text:p text:style-name="P19"><text:span text:style-name="T88">JOIN hours AS h ON b.id = h.business_id</text:span></text:p>
      <text:p text:style-name="P19"><text:span text:style-name="T88">JOIN category AS c ON b.id = c.business_id</text:span></text:p>
      <text:p text:style-name="P19"><text:span text:style-name="T88">WHERE b.city = 'Las Vegas' AND c.category = 'Food';</text:span></text:p>
      <text:p text:style-name="P19"><text:span text:style-name="T89"/></text:p>
      <text:p text:style-name="P19"><text:span text:style-name="T90">+------------------------+-----------------------------+-------------+--------------+-----------------------+----------+</text:span></text:p>
      <text:p text:style-name="P19"><text:span text:style-name="T90">| business_id<text:s text:c="12"/>| business_name<text:s text:c="15"/>| star_rating | review_count | hours<text:s text:c="17"/>| category |</text:span></text:p>
      <text:p text:style-name="P19"><text:span text:style-name="T90">+------------------------+-----------------------------+-------------+--------------+-----------------------+----------+</text:span></text:p>
      <text:p text:style-name="P19"><text:span text:style-name="T90">| 0aKsGxx7XP2TMs_fn_9xVw | Sweet Ruby Jane Confections |<text:s text:c="9"/>4.0 |<text:s text:c="11"/>30 | Monday|10:00-19:00<text:s text:c="4"/>| Food<text:s text:c="5"/>|</text:span></text:p>
      <text:p text:style-name="P19"><text:span text:style-name="T90">| 0aKsGxx7XP2TMs_fn_9xVw | Sweet Ruby Jane Confections |<text:s text:c="9"/>4.0 |<text:s text:c="11"/>30 | Tuesday|10:00-19:00<text:s text:c="3"/>| Food<text:s text:c="5"/>|</text:span></text:p>
      <text:p text:style-name="P19"><text:span text:style-name="T90">| 0aKsGxx7XP2TMs_fn_9xVw | Sweet Ruby Jane Confections |<text:s text:c="9"/>4.0 |<text:s text:c="11"/>30 | Friday|10:00-19:00<text:s text:c="4"/>| Food<text:s text:c="5"/>|</text:span></text:p>
      <text:p text:style-name="P19"><text:span text:style-name="T90">| 0aKsGxx7XP2TMs_fn_9xVw | Sweet Ruby Jane Confections |<text:s text:c="9"/>4.0 |<text:s text:c="11"/>30 | Wednesday|10:00-19:00 | Food<text:s text:c="5"/>|</text:span></text:p>
      <text:p text:style-name="P19"><text:span text:style-name="T90">| 0aKsGxx7XP2TMs_fn_9xVw | Sweet Ruby Jane Confections |<text:s text:c="9"/>4.0 |<text:s text:c="11"/>30 | Thursday|10:00-19:00<text:s text:c="2"/>| Food<text:s text:c="5"/>|</text:span></text:p>
      <text:p text:style-name="P19"><text:span text:style-name="T90">| 0aKsGxx7XP2TMs_fn_9xVw | Sweet Ruby Jane Confections |<text:s text:c="9"/>4.0 |<text:s text:c="11"/>30 | Saturday|10:00-19:00<text:s text:c="2"/>| Food<text:s text:c="5"/>|</text:span></text:p>
      <text:p text:style-name="P19"><text:span text:style-name="T90">| 1q44aWEcDN7uRvA2l8xpvQ | Walgreens<text:s text:c="19"/>|<text:s text:c="9"/>2.5 |<text:s text:c="12"/>6 | Monday|8:00-22:00<text:s text:c="5"/>| Food<text:s text:c="5"/>|</text:span></text:p>
      <text:p text:style-name="P19"><text:span text:style-name="T90">| 1q44aWEcDN7uRvA2l8xpvQ | Walgreens<text:s text:c="19"/>|<text:s text:c="9"/>2.5 |<text:s text:c="12"/>6 | Tuesday|8:00-22:00<text:s text:c="4"/>| Food<text:s text:c="5"/>|</text:span></text:p>
      <text:p text:style-name="P19"><text:span text:style-name="T90">| 1q44aWEcDN7uRvA2l8xpvQ | Walgreens<text:s text:c="19"/>|<text:s text:c="9"/>2.5 |<text:s text:c="12"/>6 | Friday|8:00-22:00<text:s text:c="5"/>| Food<text:s text:c="5"/>|</text:span></text:p>
      <text:p text:style-name="P19"><text:span text:style-name="T90">| 1q44aWEcDN7uRvA2l8xpvQ | Walgreens<text:s text:c="19"/>|<text:s text:c="9"/>2.5 |<text:s text:c="12"/>6 | Wednesday|8:00-22:00<text:s text:c="2"/>| Food<text:s text:c="5"/>|</text:span></text:p>
      <text:p text:style-name="P19"><text:span text:style-name="T90">| 1q44aWEcDN7uRvA2l8xpvQ | Walgreens<text:s text:c="19"/>|<text:s text:c="9"/>2.5 |<text:s text:c="12"/>6 | Thursday|8:00-22:00<text:s text:c="3"/>| Food<text:s text:c="5"/>|</text:span></text:p>
      <text:p text:style-name="P19"><text:span text:style-name="T90">| 1q44aWEcDN7uRvA2l8xpvQ | Walgreens<text:s text:c="19"/>|<text:s text:c="9"/>2.5 |<text:s text:c="12"/>6 | Sunday|8:00-22:00<text:s text:c="5"/>| Food<text:s text:c="5"/>|</text:span></text:p>
      <text:p text:style-name="P19"><text:span text:style-name="T90">| 1q44aWEcDN7uRvA2l8xpvQ | Walgreens<text:s text:c="19"/>|<text:s text:c="9"/>2.5 |<text:s text:c="12"/>6 | Saturday|8:00-22:00<text:s text:c="3"/>| Food<text:s text:c="5"/>|</text:span></text:p>
      <text:p text:style-name="P19"><text:span text:style-name="T90">+------------------------+-----------------------------+-------------+--------------+-----------------------+----------+</text:span></text:p>
      <text:p text:style-name="P19"><text:span text:style-name="T91"><text:tab/><text:tab/></text:span></text:p>
      <text:p text:style-name="P19"><text:span text:style-name="T91">2. Group business based on the ones that are open and the ones that are closed. What differences can you find between the ones that are still open and the ones that are closed? List at least two differences and the SQL code you used to arrive at your answer.</text:span></text:p>
      <text:p text:style-name="P19"><text:span text:style-name="T91"><text:tab/><text:tab/></text:span></text:p>
      <text:p text:style-name="P19"><text:span text:style-name="T91">i. Difference 1:</text:span></text:p>
      <text:p text:style-name="P19"><text:span text:style-name="T92"/></text:p>
      <text:p text:style-name="P19"><text:span text:style-name="T93">For open businesses, the average review count is approximately 31.76.</text:span></text:p>
      <text:p text:style-name="P19"><text:span text:style-name="T93">For closed businesses, the average review count is approximately 23.20.</text:span></text:p>
      <text:p text:style-name="P19"><text:span text:style-name="T93">This indicates that, on average, open businesses tend to have more reviews compared to closed businesses.<text:s/></text:span><text:span text:style-name="T94"><text:s/></text:span></text:p>
      <text:p text:style-name="P19"><text:span text:style-name="T94"><text:s text:c="9"/></text:span></text:p>
      <text:p text:style-name="P19"><text:span text:style-name="T94">ii. Difference 2:</text:span></text:p>
      <text:p text:style-name="P19"><text:span text:style-name="T95"/></text:p>
      <text:p text:style-name="P19"><text:span text:style-name="T96">For open businesses, the average star rating is approximately 3.68.</text:span></text:p>
      <text:p text:style-name="P19"><text:span text:style-name="T96">For closed businesses, the average star rating is approximately 3.</text:span><text:span text:style-name="T97">52.<text:s text:c="7"/></text:span></text:p>
      <text:p text:style-name="P19"><text:span text:style-name="T97"><text:s text:c="9"/></text:span></text:p>
      <text:p text:style-name="P19"><text:span text:style-name="T97"><text:s text:c="9"/></text:span></text:p>
      <text:p text:style-name="P19"><text:span text:style-name="T97">SQL code used for analysis:</text:span></text:p>
      <text:p text:style-name="P19"><text:span text:style-name="T98"/></text:p>
      <text:p text:style-name="P19"><text:span text:style-name="T99">-- Average review count for open and closed businesses</text:span></text:p>
      <text:p text:style-name="P19"><text:span text:style-name="T99">SELECT</text:span></text:p>
      <text:p text:style-name="P19"><text:span text:style-name="T99"><text:s text:c="4"/>is_open,</text:span></text:p>
      <text:p text:style-name="P19"><text:span text:style-name="T99"><text:s text:c="4"/>AVG(b.review_count) AS avg_review_count</text:span></text:p>
      <text:p text:style-name="P19"><text:span text:style-name="T99">FROM</text:span></text:p>
      <text:p text:style-name="P19"><text:span text:style-name="T99"><text:s text:c="4"/>business b</text:span></text:p>
      <text:p text:style-name="P19"><text:span text:style-name="T99">GROUP BY</text:span></text:p>
      <text:p text:style-name="P19"><text:span text:style-name="T99"><text:s text:c="4"/>is_open;</text:span></text:p>
      <text:p text:style-name="P19"><text:span text:style-name="T99">+---------+--------------------+</text:span></text:p>
      <text:p text:style-name="P19"><text:span text:style-name="T99">| is_open |<text:s text:c="3"/>avg_review_count |</text:span></text:p>
      <text:p text:style-name="P19"><text:span text:style-name="T99">+---------+--------------------+</text:span></text:p>
      <text:p text:style-name="P19"><text:span text:style-name="T99">|<text:s text:c="7"/>0 | 23.198026315789473 |</text:span></text:p>
      <text:p text:style-name="P19"><text:span text:style-name="T99">|<text:s text:c="7"/>1 | 31.757075471698112 |</text:span></text:p>
      <text:p text:style-name="P19"><text:span text:style-name="T99">+---------+--------------------+</text:span></text:p>
      <text:p text:style-name="P19"><text:span text:style-name="T100"/></text:p>
      <text:p text:style-name="P19"><text:span text:style-name="T101">-- Average star ratings for open and closed businesses</text:span></text:p>
      <text:p text:style-name="P19"><text:span text:style-name="T101">SELECT</text:span></text:p>
      <text:p text:style-name="P19"><text:span text:style-name="T101"><text:s text:c="4"/>is_open,</text:span></text:p>
      <text:p text:style-name="P19"><text:span text:style-name="T101"><text:s text:c="4"/>AVG(b.stars) AS avg_star_rating</text:span></text:p>
      <text:p text:style-name="P19"><text:span text:style-name="T101">FROM</text:span></text:p>
      <text:p text:style-name="P19"><text:span text:style-name="T101"><text:s text:c="4"/>business b</text:span></text:p>
      <text:p text:style-name="P19"><text:span text:style-name="T101">GROUP BY</text:span></text:p>
      <text:p text:style-name="P19"><text:span text:style-name="T101"><text:s text:c="4"/>is_open;</text:span></text:p>
      <text:p text:style-name="P19"><text:span text:style-name="T102"/></text:p>
      <text:p text:style-name="P19"><text:span text:style-name="T103">+---------+-------------------+</text:span></text:p>
      <text:p text:style-name="P19"><text:span text:style-name="T103">| is_open |<text:s text:c="3"/>avg_star_rating |</text:span></text:p>
      <text:p text:style-name="P19"><text:span text:style-name="T103">+---------+-------------------+</text:span></text:p>
      <text:p text:style-name="P19"><text:span text:style-name="T103">|<text:s text:c="7"/>0 | 3.520394736842105 |</text:span></text:p>
      <text:p text:style-name="P19"><text:span text:style-name="T103">|<text:s text:c="7"/>1 | 3.679009433962264 |</text:span></text:p>
      <text:p text:style-name="P19"><text:span text:style-name="T103">+---------+-------------------+</text:span><text:span text:style-name="T104"><text:tab/></text:span></text:p>
      <text:p text:style-name="P19"><text:span text:style-name="T104"><text:tab/></text:span></text:p>
      <text:p text:style-name="P19"><text:span text:style-name="T104">3. For this last part of your analysis, you are going to choose the type of analysis you want to conduct on the Yelp dataset and are going to prepare the data for analysis.</text:span></text:p>
      <text:p text:style-name="P19"><text:span text:style-name="T105"/></text:p>
      <text:p text:style-name="P19"><text:span text:style-name="T106">Ideas for analysis include: Parsing out keywords and business attributes for sentiment analysis, clustering businesses to find commonalities or anomalies between them, predicting the overall star rating for a business, predicting the number of fans a user will have, and so on. These are just a few examples to get you started, so feel free to be creative and come up with your own problem you want to solve. Provide answers, in-line, to all of the following:</text:span></text:p>
      <text:p text:style-name="P19"><text:span text:style-name="T106"><text:tab/></text:span></text:p>
      <text:p text:style-name="P19"><text:span text:style-name="T106">i. Indicate the type of analysis you chose to do:</text:span></text:p>
      <text:p text:style-name="P19"><text:span text:style-name="T107"/></text:p>
      <text:p text:style-name="P19"><text:span text:style-name="T108"><text:tab/>Predicting the overall star rating for a business.</text:span></text:p>
      <text:p text:style-name="P19"><text:span text:style-name="T108"><text:s text:c="9"/></text:span></text:p>
      <text:p text:style-name="P19"><text:span text:style-name="T108"><text:s text:c="9"/></text:span></text:p>
      <text:p text:style-name="P19"><text:span text:style-name="T108">ii. Write 1-2 brief paragraphs on the type of data you will need for your analysis and why you chose that data:</text:span></text:p>
      <text:p text:style-name="P19"><text:span text:style-name="T108"><text:s text:c="27"/></text:span></text:p>
      <text:p text:style-name="P19"><text:span text:style-name="T108">Business Data (From the business table):</text:span></text:p>
      <text:p text:style-name="P19"><text:span text:style-name="T108">business_id: A unique identifier for each business.</text:span></text:p>
      <text:p text:style-name="P19"><text:span text:style-name="T108">name: The name of the business.</text:span></text:p>
      <text:p text:style-name="P19"><text:span text:style-name="T108">stars: The business's current star rating, which you want to predict.</text:span></text:p>
      <text:p text:style-name="P19"><text:span text:style-name="T108">Review Data (From the review table):</text:span></text:p>
      <text:p text:style-name="P19"><text:span text:style-name="T108">business_id: To join reviews with their corresponding businesses.</text:span></text:p>
      <text:p text:style-name="P19"><text:span text:style-name="T108">stars: The star rating given by users in their reviews.</text:span></text:p>
      <text:p text:style-name="P19"><text:span text:style-name="T108"><text:s text:c="18"/></text:span></text:p>
      <text:p text:style-name="P19"><text:span text:style-name="T108">iii. Output of your finished dataset:</text:span></text:p>
      <text:p text:style-name="P19"><text:span text:style-name="T108"><text:s text:c="9"/></text:span></text:p>
      <text:p text:style-name="P19"><text:span text:style-name="T108"><text:s text:c="9"/>Estimated Star Rating</text:span></text:p>
      <text:p text:style-name="P19"><text:span text:style-name="T109">+------------------------+-----------------------+</text:span></text:p>
      <text:p text:style-name="P19"><text:span text:style-name="T109">| id<text:s text:c="21"/>| estimated_star_rating |</text:span></text:p>
      <text:p text:style-name="P19"><text:span text:style-name="T109">+------------------------+-----------------------+</text:span></text:p>
      <text:p text:style-name="P19"><text:span text:style-name="T109">| -17Uz92KtnWOpeEGVvg17g |<text:s text:c="19"/>2.0 |</text:span></text:p>
      <text:p text:style-name="P19"><text:span text:style-name="T109">| -1ea69SVW-MJsaGQrA48dQ |<text:s text:c="19"/>5.0 |</text:span></text:p>
      <text:p text:style-name="P19"><text:span text:style-name="T109">| -2ToCaDFpTNmmg3QFzxcWg |<text:s text:c="19"/>4.0 |</text:span></text:p>
      <text:p text:style-name="P19"><text:span text:style-name="T109">| -2q4dnUw0gGJniGW2aPamQ |<text:s text:c="19"/>4.0 |</text:span></text:p>
      <text:p text:style-name="P19"><text:span text:style-name="T109">| -33_OPx1aKM22qxioPgJ_Q |<text:s text:c="19"/>3.0 |</text:span></text:p>
      <text:p text:style-name="P19"><text:span text:style-name="T109">| -3ZKe67EhB3m0MJaK9YouQ |<text:s text:c="19"/>5.0 |</text:span></text:p>
      <text:p text:style-name="P19"><text:span text:style-name="T109">| -3bL-QmK7-qBYLmQuSekBw |<text:s text:c="19"/>5.0 |</text:span></text:p>
      <text:p text:style-name="P19"><text:span text:style-name="T109">| -3s8ZRAH-mb-d2lbRc-doQ |<text:s text:c="19"/>4.0 |</text:span></text:p>
      <text:p text:style-name="P19"><text:span text:style-name="T109">| -46pFijv3f2jZH-_Ze6CQA |<text:s text:c="19"/>5.0 |</text:span></text:p>
      <text:p text:style-name="P19"><text:span text:style-name="T109">| -5-YYvq8Pel6aHt7Wu_IHA |<text:s text:c="19"/>1.0 |</text:span></text:p>
      <text:p text:style-name="P19"><text:span text:style-name="T109">| -649HdHuChGUfmUc-JcGpA |<text:s text:c="19"/>5.0 |</text:span></text:p>
      <text:p text:style-name="P19"><text:span text:style-name="T109">| -6nS5flLpZcJOB2F3JfbNA |<text:s text:c="19"/>5.0 |</text:span></text:p>
      <text:p text:style-name="P19"><text:span text:style-name="T109">| -73xAVllMh_O2nEAcGtbvQ |<text:s text:c="19"/>5.0 |</text:span></text:p>
      <text:p text:style-name="P19"><text:span text:style-name="T109">| -7bk_wSElWccm6R1IjYh1Q |<text:s text:c="19"/>5.0 |</text:span></text:p>
      <text:p text:style-name="P19"><text:span text:style-name="T110"/></text:p>
      <text:p text:style-name="P19"><text:span text:style-name="T111">iv. Provide the SQL code you used to create your final dataset</text:span></text:p>
      <text:p text:style-name="P19"><text:span text:style-name="T112">SELECT</text:span></text:p>
      <text:p text:style-name="P19"><text:span text:style-name="T112"><text:s text:c="4"/>b.business_id,</text:span></text:p>
      <text:p text:style-name="P19"><text:span text:style-name="T112"><text:s text:c="4"/>AVG(r.stars) AS estimated_star_rating</text:span></text:p>
      <text:p text:style-name="P19"><text:span text:style-name="T112">FROM</text:span></text:p>
      <text:p text:style-name="P19"><text:span text:style-name="T112"><text:s text:c="4"/>business b</text:span></text:p>
      <text:p text:style-name="P19"><text:span text:style-name="T112">JOIN</text:span></text:p>
      <text:p text:style-name="P19"><text:span text:style-name="T112"><text:s text:c="4"/>review r ON b.business_id = r.business_id</text:span></text:p>
      <text:p text:style-name="P19"><text:span text:style-name="T112">GROUP BY</text:span></text:p>
      <text:p text:style-name="P19"><text:span text:style-name="T112"><text:s text:c="4"/>b.business_id;</text:span></text:p>
      <text:p text:style-name="P20"><text:span text:style-name="T113"/></text:p>
      <text:p text:style-name="P20"><text:span text:style-name="T1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